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margin-top="0in" fo:margin-bottom="0in"/>
      <style:text-properties fo:color="#000000" style:font-name="Times New Roman" fo:font-size="18pt" fo:font-weight="bold" style:font-size-asian="18pt" style:font-weight-asian="bold" style:font-name-complex="Arial" style:font-size-complex="18pt" style:font-weight-complex="bold"/>
    </style:style>
    <style:style style:name="P5" style:family="paragraph" style:parent-style-name="Standard">
      <style:paragraph-properties fo:margin-top="0in" fo:margin-bottom="0in"/>
      <style:text-properties fo:color="#000000" style:font-name="Times New Roman" fo:font-size="20pt" fo:font-weight="bold" style:font-size-asian="20pt" style:font-weight-asian="bold" style:font-name-complex="Arial" style:font-size-complex="20pt" style:font-weight-complex="bold"/>
    </style:style>
    <style:style style:name="P6" style:family="paragraph" style:parent-style-name="Preformatted_20_Text">
      <style:paragraph-properties fo:margin-top="0in" fo:margin-bottom="0in"/>
      <style:text-properties fo:font-variant="normal" fo:text-transform="none" fo:color="#000000" style:font-name="Consolas" fo:font-size="9.75pt" fo:letter-spacing="normal" fo:font-style="normal" fo:font-weight="normal" style:font-size-asian="13pt" style:font-weight-asian="normal" style:font-name-complex="Arial" style:font-size-complex="13pt" style:font-weight-complex="normal"/>
    </style:style>
    <style:style style:name="P7" style:family="paragraph" style:parent-style-name="Preformatted_20_Text">
      <style:paragraph-properties fo:margin-top="0in" fo:margin-bottom="0in"/>
      <style:text-properties fo:font-variant="normal" fo:text-transform="none" fo:color="#000000" style:font-name="Consolas" fo:font-size="9.75pt" fo:letter-spacing="normal" fo:font-style="normal" fo:font-weight="normal" style:font-size-asian="13pt" style:font-weight-asian="normal" style:font-name-complex="Arial" style:font-size-complex="13pt" style:font-weight-complex="normal"/>
    </style:style>
    <style:style style:name="P8" style:family="paragraph" style:parent-style-name="Preformatted_20_Text">
      <style:paragraph-properties fo:margin-top="0in" fo:margin-bottom="0in"/>
      <style:text-properties fo:font-variant="normal" fo:text-transform="none" fo:color="#000000" style:font-name="Consolas" fo:font-size="10.5pt" fo:letter-spacing="normal" fo:font-style="normal" fo:font-weight="bold" style:font-size-asian="10.5pt" style:font-weight-asian="bold" style:font-name-complex="Arial" style:font-size-complex="10.5pt" style:font-weight-complex="bold"/>
    </style:style>
    <style:style style:name="P9" style:family="paragraph" style:parent-style-name="Preformatted_20_Text">
      <style:paragraph-properties fo:margin-top="0in" fo:margin-bottom="0in"/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name-complex="Arial" style:font-size-complex="13pt" style:font-weight-complex="bold"/>
    </style:style>
    <style:style style:name="P10" style:family="paragraph" style:parent-style-name="Preformatted_20_Text">
      <style:paragraph-properties fo:margin-top="0in" fo:margin-bottom="0in"/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name-complex="Arial" style:font-size-complex="13pt" style:font-weight-complex="bold"/>
    </style:style>
    <style:style style:name="P11" style:family="paragraph" style:parent-style-name="Standard" style:master-page-name="MP0">
      <style:paragraph-properties fo:margin-top="0in" fo:margin-bottom="0in" style:page-number="auto" fo:break-before="page"/>
      <style:text-properties fo:color="#000000" style:font-name="Times New Roman" fo:font-size="13pt" style:font-size-asian="13pt" style:font-name-complex="Arial" style:font-size-complex="13pt"/>
    </style:style>
    <style:style style:name="P12" style:family="paragraph" style:parent-style-name="Standard" style:list-style-name="L1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13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14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15" style:family="paragraph" style:parent-style-name="Standard">
      <style:paragraph-properties fo:margin-top="0in" fo:margin-bottom="0in"/>
      <style:text-properties fo:color="#000000" style:font-name="Times New Roman" fo:font-size="20pt" style:font-size-asian="20pt" style:font-name-complex="Arial" style:font-size-complex="20pt"/>
    </style:style>
    <style:style style:name="P16" style:family="paragraph" style:parent-style-name="Standard">
      <style:paragraph-properties fo:margin-top="0in" fo:margin-bottom="0in"/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name-complex="Arial" style:font-size-complex="13pt" style:font-weight-complex="bold"/>
    </style:style>
    <style:style style:name="P17" style:family="paragraph" style:parent-style-name="Standard" style:list-style-name="">
      <style:paragraph-properties style:text-autospace="none"/>
    </style:style>
    <style:style style:name="P18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9" style:family="paragraph" style:parent-style-name="Standard" style:list-style-name="">
      <style:paragraph-properties style:text-autospace="none"/>
      <style:text-properties fo:color="#000000" style:font-name="Consolas1" fo:font-size="9.5pt" style:font-size-asian="9.5pt" style:font-name-complex="Consolas1" style:font-size-complex="9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T9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style:font-name="Consolas1" fo:font-size="9.5pt" style:font-name-asian="Consolas1" style:font-size-asian="9.5pt" style:font-name-complex="Consolas1" style:font-size-complex="9.5pt"/>
    </style:style>
    <style:style style:name="T11" style:family="text">
      <style:text-properties style:font-name-asian="Consolas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ecture 6(no lecture),7,8(all in .sql files),9,10</text:p>
      <text:p text:style-name="P1"/>
      <text:p text:style-name="P5">lecture 7</text:p>
      <text:p text:style-name="P1">data </text:p>
      <text:p text:style-name="P1">.net </text:p>
      <text:p text:style-name="P1">text formats</text:p>
      <text:p text:style-name="P1">relational database</text:p>
      <text:p text:style-name="P1"/>
      <text:p text:style-name="P1"/>
      <text:p text:style-name="P1">issues with these unnormalized</text:p>
      <text:list xml:id="list3846550322056752722" text:style-name="L1">
        <text:list-item>
          <text:p text:style-name="P12">update anomaly</text:p>
          <text:p text:style-name="P12">you modify all the copies of some data, but you missed one</text:p>
        </text:list-item>
        <text:list-item>
          <text:p text:style-name="P12">deletion anomaly</text:p>
          <text:p text:style-name="P12">remove one piece of data, effectively delete other pieces</text:p>
        </text:list-item>
        <text:list-item>
          <text:p text:style-name="P12">insertion anomaly</text:p>
          <text:p text:style-name="P12">unable to store certain piece without having other pieces</text:p>
        </text:list-item>
      </text:list>
      <text:p text:style-name="P1"/>
      <text:p text:style-name="P1">functional dependency</text:p>
      <text:p text:style-name="P1">x → y, has one unique outcome</text:p>
      <text:p text:style-name="P1">x,y → z, </text:p>
      <text:p text:style-name="P1">name → phone</text:p>
      <text:p text:style-name="P1">phone → name</text:p>
      <text:p text:style-name="P1">candidate keys: <text:span text:style-name="T2">name,</text:span> phone, if all depends on these two(chaining or by default), <text:span text:style-name="T1">but (name,phone)</text:span></text:p>
      <text:p text:style-name="P2">is not, not a minimal, </text:p>
      <text:p text:style-name="P1">example two: <text:span text:style-name="T2">product</text:span></text:p>
      <text:p text:style-name="P1"><text:span text:style-name="T4">candidate key</text:span>: a minimal set of columns that every other column is dependent on</text:p>
      <text:p text:style-name="P1"/>
      <text:p text:style-name="P1">Primary key: pick one candidate keys to be primary and underline it</text:p>
      <text:p text:style-name="P1">foreign key: other table has a column of primary keys that can be used to reference</text:p>
      <text:p text:style-name="P1"/>
      <text:p text:style-name="P1">Normalization: </text:p>
      <text:p text:style-name="P1">1<text:span text:style-name="T3">st</text:span> normal form: </text:p>
      <text:p text:style-name="P1">1. a column should only contain be atomic: one value</text:p>
      <text:p text:style-name="P1">do not want to restructure tables, just have all data laid out, create some dependency</text:p>
      <text:p text:style-name="P1">2. no repeating group color1 color2</text:p>
      <text:p text:style-name="P1">3. each row must be unique</text:p>
      <text:p text:style-name="P1"/>
      <text:p text:style-name="P1">2<text:span text:style-name="T3">nd</text:span> normal form:</text:p>
      <text:p text:style-name="P1"><text:soft-page-break/>all columns that are not part of any candidate key, cannot have partial dependency on any candidate key, if</text:p>
      <text:p text:style-name="P1"/>
      <text:p text:style-name="P1">3<text:span text:style-name="T3">rd</text:span> normal form:</text:p>
      <text:p text:style-name="P1">no non-ck can depend on any other non-ck column</text:p>
      <text:p text:style-name="P1">The keys, the whole keys and nothing but the keys</text:p>
      <text:p text:style-name="P1"/>
      <text:p text:style-name="P1">referential integrity: point to a real existing cell or null if allowed</text:p>
      <text:p text:style-name="P1"/>
      <text:p text:style-name="P1"/>
      <text:p text:style-name="P2">SQL command:</text:p>
      <text:p text:style-name="P1">highlight and run</text:p>
      <text:p text:style-name="P1">group by → remove duplicates</text:p>
      <text:p text:style-name="P1">order by multiple levels , each has desc, asc</text:p>
      <text:p text:style-name="P1">select distinct remove the ruplicate rows as the last step</text:p>
      <text:p text:style-name="P1">select top(n) only pick the first n</text:p>
      <text:p text:style-name="P1"/>
      <text:p text:style-name="P1">logical order</text:p>
      <text:p text:style-name="P1">goto, filter, groupby, second filter, </text:p>
      <text:p text:style-name="P1"/>
      <text:p text:style-name="P15"><text:span text:style-name="T1">lecture 8</text:span></text:p>
      <text:p text:style-name="P1">week 6 free-&gt; pay as you go, 200 credit disapppear</text:p>
      <text:p text:style-name="P1">cost management billing</text:p>
      <text:p text:style-name="P1">resource group manage : manage permission, networking not specific to SQL</text:p>
      <text:p text:style-name="P1">SQL Server: Microsoft server</text:p>
      <text:p text:style-name="P1"/>
      <text:p text:style-name="P4">Process to recreate a resource group and server </text:p>
      <text:p text:style-name="P3">create a sql database: create</text:p>
      <text:p text:style-name="P1">sub: free trail, resource group name no matters, database name Chinook, create new server, admin password location, Basic type</text:p>
      <text:p text:style-name="P1">haoyang123</text:p>
      <text:p text:style-name="P1">52640827Azure</text:p>
      <text:p text:style-name="P1">click on all resources, click on sql server, click on firewall setting, copy paste client IP into start IP and End IP, make a name, where you let teammates join, must click save</text:p>
      <text:p text:style-name="P1">copy server name, open ssms or azure data studio</text:p>
      <text:p text:style-name="P1">ssms: name copied, sql server authentication, login, password, connection <text:s/>time-out 300seconds</text:p>
      <text:p text:style-name="P1">Azure DS: create a connection, server name, sql login, name password, advanced timeout 500</text:p>
      <text:p text:style-name="P1">open Chinook_SQl.sql, click server Chinook, run</text:p>
      <text:p text:style-name="P5"><text:soft-page-break/>lecture 9</text:p>
      <text:p text:style-name="P3">in sql, check equal =</text:p>
      <text:p text:style-name="P3">bool = 0 or = 1</text:p>
      <text:p text:style-name="P3"/>
      <text:p text:style-name="P3">coalesce replaces null with some other values, when on entry has null + something = null</text:p>
      <text:p text:style-name="P3"/>
      <text:p text:style-name="P3">step 1 create a separate library class project(standard 2.0-&gt;2.1), have startup-project referenced to it, </text:p>
      <text:p text:style-name="P3">step 2 install .design and .sqlserver packages on their dependencies, save all, </text:p>
      <text:p text:style-name="P3">context class</text:p>
      <text:p text:style-name="P3">step 3 go to the data model folder</text:p>
      <text:p text:style-name="P3">run the scaffold command , in one line</text:p>
      <text:p text:style-name="P3">change catalog=&gt; new database name</text:p>
      <text:p text:style-name="P3">change relative path ../xxx</text:p>
      <text:p text:style-name="P3">step 4, always delete OnConfiguring methos in dbcontext </text:p>
      <text:p text:style-name="P3"/>
      <text:p text:style-name="P2">connection string <text:span text:style-name="T5">for dummy project</text:span></text:p>
      <text:p text:style-name="P6">Server=tcp:eevature-haoyang.database.windows.net,1433;Initial Catalog=Chinook;Persist Security Info=False;User ID=haoyang123;Password=52640827Azure;MultipleActiveResultSets=False;Encrypt=True;TrustServerCertificate=False;Connection Timeout=30;</text:p>
      <text:p text:style-name="P6"/>
      <text:p text:style-name="P9">actual command for dummy project</text:p>
      <text:p text:style-name="P6">dotnet ef dbcontext scaffold "Server=tcp:eevature-haoyang.database.windows.net,1433;Initial Catalog=Chinook;Persist Security Info=False;User ID=haoyang123;Password=52640827Azure;MultipleActiveResultSets=False;Encrypt=True;TrustServerCertificate=False;Connection Timeout=30;" Microsoft.EntityFrameworkCore.SqlServer --startup-project ../EfDbFirstDemo.ConsoleApp --force –no-onconfiguring</text:p>
      <text:p text:style-name="P6"/>
      <text:p text:style-name="P6"/>
      <text:p text:style-name="P8">---------------------------------------------------------------------------</text:p>
      <text:p text:style-name="P6"/>
      <text:p text:style-name="P9">connection string for project0</text:p>
      <text:p text:style-name="P6">Server=tcp:eevature-haoyang.database.windows.net,1433;Initial Catalog=Project0-database;Persist Security Info=False;User ID=haoyang123;Password=52640827Azure;MultipleActiveResultSets=False;Encrypt=True;TrustServerCertificate=False;Connection Timeout=30;</text:p>
      <text:p text:style-name="P6"/>
      <text:p text:style-name="P9">actual command for project0</text:p>
      <text:p text:style-name="P6">dotnet ef dbcontext scaffold "Server=tcp:eevature-haoyang.database.windows.net,1433;Initial Catalog=Project0-database;Persist Security Info=False;User ID=haoyang123;Password=52640827Azure;MultipleActiveResultSets=False;Encrypt=True;TrustServerCertificate=False;Connection Timeout=30;" Microsoft.EntityFrameworkCore.SqlServer --startup-project ../StoreApplication --force –no-onconfiguring</text:p>
      <text:p text:style-name="P9"><text:soft-page-break/></text:p>
      <text:p text:style-name="P9"/>
      <text:p text:style-name="P9">deleted method</text:p>
      <text:p text:style-name="P16"><text:span text:style-name="T6">protected</text:span><text:span text:style-name="T10"> </text:span><text:span text:style-name="T6">override</text:span><text:span text:style-name="T10"> </text:span><text:span text:style-name="T6">void</text:span><text:span text:style-name="T10"> OnConfiguring(DbContextOptionsBuilder optionsBuilder)</text:span></text:p>
      <text:p text:style-name="P18"><text:s text:c="8"/>{</text:p>
      <text:p text:style-name="P17"><text:span text:style-name="T7"><text:s text:c="12"/></text:span><text:span text:style-name="T6">if</text:span><text:span text:style-name="T7"> (!optionsBuilder.IsConfigured)</text:span></text:p>
      <text:p text:style-name="P18"><text:s text:c="12"/>{</text:p>
      <text:p text:style-name="P17"><text:span text:style-name="T8">#warning</text:span><text:span text:style-name="T7"> To protect potentially sensitive information in your connection string, you should move it out of source code. You can avoid scaffolding the connection string by using the Name= syntax to read it from configuration - see https://go.microsoft.com/fwlink/?linkid=2131148. For more guidance on storing connection strings, see http://go.microsoft.com/fwlink/?LinkId=723263.</text:span></text:p>
      <text:p text:style-name="P17"><text:span text:style-name="T7"><text:s text:c="16"/>optionsBuilder.UseSqlServer(</text:span><text:span text:style-name="T9">"Server=tcp:eevature-haoyang.database.windows.net,1433;Initial Catalog=Project0-database;Persist Security Info=False;User ID=haoyang123;Password=52640827Azure;MultipleActiveResultSets=False;Encrypt=True;TrustServerCertificate=False;Connection Timeout=30;"</text:span><text:span text:style-name="T7">);</text:span></text:p>
      <text:p text:style-name="P18"><text:s text:c="12"/>}</text:p>
      <text:p text:style-name="P19"><text:span text:style-name="T11"><text:s text:c="8"/>}</text:span></text:p>
      <text:p text:style-name="P3"/>
      <text:p text:style-name="P3"/>
      <text:p text:style-name="P3">lecture 10</text:p>
      <text:p text:style-name="P3">when you rerun the scaffold command , if error, will have class duplicates?</text:p>
      <text:p text:style-name="P3">Dbcontext regular class</text:p>
      <text:p text:style-name="P3">Dbset abstract generic type</text:p>
      <text:p text:style-name="P3">database-first: create sql database first, user EF to generate code based on the database, modify the database first then regenerate the model(rerun scaffold, compilation issue if names are the same) ,</text:p>
      <text:p text:style-name="P3">MyAppDbContext object → database</text:p>
      <text:p text:style-name="P3">DbSet objects → tables</text:p>
      <text:p text:style-name="P3">entites → rows</text:p>
      <text:p text:style-name="P3">SQL only have rows</text:p>
      <text:p text:style-name="P3"/>
      <text:p text:style-name="P3">context tracks <text:s/>every object pulled from itself, when savechanges is called, send all changes automatically, before savechanges is called, the changes are pending</text:p>
      <text:p text:style-name="P3">context.Tracks.Update(track) - &gt; type checking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15T17:05:41.86</dc:date>
    <meta:editing-cycles>42</meta:editing-cycles>
    <meta:editing-duration>P6DT20H54M41S</meta:editing-duration>
    <meta:document-statistic meta:table-count="0" meta:image-count="0" meta:object-count="0" meta:page-count="4" meta:paragraph-count="100" meta:word-count="734" meta:character-count="59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